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XBResult.JAXBResult( Unmarshaller unmarshal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AXBResult.get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BResult.JAXBResult( JAXB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